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F000000A6C6BBFE90.png" manifest:media-type="image/png"/>
  <manifest:file-entry manifest:full-path="Pictures/1000000100000200000002002AD22B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376cm" fo:min-width="3.9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376cm" fo:min-width="4.099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688cm" svg:height="5.855cm" svg:x="5.312cm" svg:y="8cm">
          <draw:image xlink:href="Pictures/100000000000012F000000A6C6BBFE90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9.03cm" svg:x="6.22cm" svg:y="18.75cm">
          <draw:image xlink:href="Pictures/1000000100000200000002002AD22BBB.png" xlink:type="simple" xlink:show="embed" xlink:actuate="onLoad" draw:mime-type="image/png">
            <text:p/>
          </draw:image>
        </draw:frame>
        <draw:custom-shape draw:style-name="gr2" draw:text-style-name="P1" draw:layer="layout" svg:width="5.492cm" svg:height="3.25cm" draw:transform="rotate (-1.57707951210208) translate (10.034cm 14.5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5.741cm" svg:height="3.25cm" draw:transform="rotate (-1.57707951210208) translate (14.25cm 14.2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9-26T21:26:45.433000000</dc:date>
    <meta:editing-duration>PT2M35S</meta:editing-duration>
    <meta:editing-cycles>1</meta:editing-cycles>
    <meta:document-statistic meta:object-count="4"/>
    <meta:generator>LibreOffice/24.2.0.3$Windows_X86_64 LibreOffice_project/da48488a73ddd66ea24cf16bbc4f7b9c08e9bea1</meta:generator>
  </office:meta>
</office:document-meta>
</file>